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d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dla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<text:s text:c="4"/>with the help of 4-5 dices.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gat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gna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kt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kta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kut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lg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nd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Use 4 dices to randomly get a combination of digits between 1111 and 6666, that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corresponds to a word in the list. The combination 1234 corresponds e.g. to the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word "avog" and the combination 5316 corresponds to the word "roa". You need to 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get at least 8 words to form a secure password. Separate the words in some way, 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ka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nor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nse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nvänd 4 tärningar för att slumpa fram en sifferkombination mellan 1111 och 6666,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som motsvarar ett ord i listan. Kombinationen 1234 motsvarar t.ex. ordet "avog",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medan kombinationen 5316 motsvarar ordet "roa". Du behöver slumpa fram minst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arm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byst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hiv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ov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katt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koks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men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pest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rom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rutt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rysk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sida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sik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skit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verk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zo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-00-00</text:date>, <text:time style:data-style-name="N2" text:time-value="13:01:28.34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9T13:05:58.415000000</dc:date>
    <meta:editing-duration>PT22M15S</meta:editing-duration>
    <meta:editing-cycles>6</meta:editing-cycles>
    <meta:generator>LibreOffice/6.3.5.2$Windows_X86_64 LibreOffice_project/dd0751754f11728f69b42ee2af66670068624673</meta:generator>
    <meta:document-statistic meta:table-count="1" meta:cell-count="2620" meta:object-count="0"/>
  </office:meta>
</office:document-meta>
</file>